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6633" draw:fill="solid" draw:fill-color="#996633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color="#ffffff" fo:font-size="32pt" style:font-size-asian="32pt" style:font-size-complex="32pt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302cm" svg:height="3.302cm" svg:x="4.779cm" svg:y="4.289cm">
          <text:p text:style-name="P1"><text:span text:style-name="T1">L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3.302cm" svg:height="3.302cm" svg:x="4.779cm" svg:y="9.369cm">
          <text:p text:style-name="P1"><text:span text:style-name="T1">L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3.302cm" svg:height="3.302cm" svg:x="4.779cm" svg:y="14.984cm">
          <text:p text:style-name="P1"><text:span text:style-name="T1">L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3.302cm" svg:height="3.302cm" svg:x="4.779cm" svg:y="20.418cm">
          <text:p text:style-name="P1"><text:span text:style-name="T1">L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" draw:id="id1" draw:layer="layout" svg:width="3.302cm" svg:height="3.302cm" svg:x="13.364cm" svg:y="1.889cm">
          <text:p text:style-name="P1"><text:span text:style-name="T2">T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3" draw:id="id3" draw:layer="layout" svg:width="3.302cm" svg:height="3.302cm" svg:x="13.364cm" svg:y="7.096cm">
          <text:p text:style-name="P4"><text:span text:style-name="T2">T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6" draw:id="id6" draw:layer="layout" svg:width="3.302cm" svg:height="3.302cm" svg:x="13.364cm" svg:y="12.303cm">
          <text:p text:style-name="P4"><text:span text:style-name="T2">T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8" draw:id="id8" draw:layer="layout" svg:width="3.302cm" svg:height="3.302cm" svg:x="13.364cm" svg:y="17.51cm">
          <text:p text:style-name="P4"><text:span text:style-name="T2">T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9" draw:id="id9" draw:layer="layout" svg:width="3.302cm" svg:height="3.302cm" svg:x="13.364cm" svg:y="22.717cm">
          <text:p text:style-name="P4"><text:span text:style-name="T2">T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3.364cm" svg:y1="3.54cm" svg:x2="8.081cm" svg:y2="5.94cm" draw:start-shape="id1" draw:start-glue-point="6" draw:end-shape="id2" draw:end-glue-point="10" svg:d="M13364 3540l-5283 2400" svg:viewBox="0 0 5284 2401">
          <text:p/>
        </draw:connector>
        <draw:connector draw:style-name="gr3" draw:text-style-name="P1" draw:layer="layout" draw:type="line" svg:x1="13.364cm" svg:y1="8.747cm" svg:x2="8.081cm" svg:y2="5.94cm" draw:start-shape="id3" draw:start-glue-point="6" draw:end-shape="id2" draw:end-glue-point="10" svg:d="M13364 8747l-5283-2807" svg:viewBox="0 0 5284 2808">
          <text:p/>
        </draw:connector>
        <draw:connector draw:style-name="gr3" draw:text-style-name="P1" draw:layer="layout" draw:type="line" svg:x1="13.364cm" svg:y1="8.747cm" svg:x2="8.081cm" svg:y2="11.02cm" draw:start-shape="id3" draw:start-glue-point="6" draw:end-shape="id4" draw:end-glue-point="10" svg:d="M13364 8747l-5283 2273" svg:viewBox="0 0 5284 2274">
          <text:p/>
        </draw:connector>
        <draw:connector draw:style-name="gr3" draw:text-style-name="P1" draw:layer="layout" draw:type="line" svg:x1="13.364cm" svg:y1="8.747cm" svg:x2="8.081cm" svg:y2="16.635cm" draw:start-shape="id3" draw:start-glue-point="6" draw:end-shape="id5" draw:end-glue-point="10" svg:d="M13364 8747l-5283 7888" svg:viewBox="0 0 5284 7889">
          <text:p/>
        </draw:connector>
        <draw:connector draw:style-name="gr3" draw:text-style-name="P1" draw:layer="layout" draw:type="line" svg:x1="13.364cm" svg:y1="13.954cm" svg:x2="8.081cm" svg:y2="11.02cm" draw:start-shape="id6" draw:start-glue-point="6" draw:end-shape="id4" draw:end-glue-point="10" svg:d="M13364 13954l-5283-2934" svg:viewBox="0 0 5284 2935">
          <text:p/>
        </draw:connector>
        <draw:connector draw:style-name="gr3" draw:text-style-name="P1" draw:layer="layout" draw:type="line" svg:x1="13.364cm" svg:y1="13.954cm" svg:x2="8.081cm" svg:y2="22.069cm" draw:start-shape="id6" draw:start-glue-point="6" draw:end-shape="id7" draw:end-glue-point="10" svg:d="M13364 13954l-5283 8115" svg:viewBox="0 0 5284 8116">
          <text:p/>
        </draw:connector>
        <draw:connector draw:style-name="gr3" draw:text-style-name="P1" draw:layer="layout" draw:type="line" svg:x1="13.364cm" svg:y1="19.161cm" svg:x2="8.081cm" svg:y2="22.069cm" draw:start-shape="id8" draw:start-glue-point="6" draw:end-shape="id7" draw:end-glue-point="10" svg:d="M13364 19161l-5283 2908" svg:viewBox="0 0 5284 2909">
          <text:p/>
        </draw:connector>
        <draw:connector draw:style-name="gr3" draw:text-style-name="P1" draw:layer="layout" draw:type="line" svg:x1="13.364cm" svg:y1="24.368cm" svg:x2="8.081cm" svg:y2="22.069cm" draw:start-shape="id9" draw:start-glue-point="6" draw:end-shape="id7" draw:end-glue-point="10" svg:d="M13364 24368l-5283-2299" svg:viewBox="0 0 5284 2300">
          <text:p/>
        </draw:connector>
        <draw:connector draw:style-name="gr3" draw:text-style-name="P1" draw:layer="layout" draw:type="line" svg:x1="13.364cm" svg:y1="24.368cm" svg:x2="8.081cm" svg:y2="16.635cm" draw:start-shape="id9" draw:start-glue-point="6" draw:end-shape="id5" draw:end-glue-point="10" svg:d="M13364 24368l-5283-7733" svg:viewBox="0 0 5284 77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2:19:35.748033439</meta:creation-date>
    <dc:date>2015-01-05T12:32:32.484505147</dc:date>
    <meta:editing-duration>PT3M42S</meta:editing-duration>
    <meta:editing-cycles>2</meta:editing-cycles>
    <meta:generator>LibreOffice/4.2.7.2$Linux_X86_64 LibreOffice_project/420m0$Build-2</meta:generator>
    <meta:document-statistic meta:object-count="18"/>
  </office:meta>
</office:document-meta>
</file>